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textarea-horizontal-align="justify" draw:textarea-vertical-align="middle" draw:auto-grow-height="false" fo:min-height="11.18cm" fo:min-width="6.802cm" loext:decorative="false"/>
      <style:paragraph-properties style:writing-mode="lr-tb"/>
    </style:style>
    <style:style style:name="gr72" style:family="graphic" style:parent-style-name="standard">
      <style:graphic-properties draw:fill-color="#d62e4e" draw:textarea-horizontal-align="justify" draw:textarea-vertical-align="top" draw:auto-grow-height="false" fo:min-height="6.1cm" fo:min-width="17.82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justify"/>
    </style:style>
    <style:style style:name="P38" style:family="paragraph">
      <loext:graphic-properties draw:fill-color="#d62e4e"/>
      <style:paragraph-properties fo:text-align="justify"/>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71" draw:text-style-name="P3" draw:layer="layout" svg:width="7.302cm" svg:height="11.43cm" svg:x="1.317cm" svg:y="1cm">
          <text:p text:style-name="P3">Workspace</text:p>
          <draw:enhanced-geometry svg:viewBox="0 0 21600 21600" draw:type="rectangle" draw:enhanced-path="M 0 0 L 21600 0 21600 21600 0 21600 0 0 Z N"/>
        </draw:custom-shape>
        <draw:custom-shape draw:style-name="gr72" draw:text-style-name="P38" draw:layer="layout" svg:width="18.32cm" svg:height="6.35cm" svg:x="8.62cm" svg:y="1cm">
          <text:p text:style-name="P37">Propietario</text:p>
          <text:p text:style-name="P37">Plugins Instalados</text:p>
          <text:p text:style-name="P37">Propiedades de cada plugin instalado</text:p>
          <text:p text:style-name="P37"/>
          <text:p text:style-name="P37"/>
          <text:p text:style-name="P37"/>
          <text:p text:style-name="P37"/>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7 20 13" svg:d="M0 20l10-13 10 13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5-02-01T11:51:25.710000000</dc:date>
    <meta:editing-duration>PT8H38M57S</meta:editing-duration>
    <meta:editing-cycles>42</meta:editing-cycles>
    <meta:generator>LibreOffice/24.2.5.2$Windows_X86_64 LibreOffice_project/bffef4ea93e59bebbeaf7f431bb02b1a39ee8a59</meta:generator>
    <meta:document-statistic meta:object-count="165"/>
  </office:meta>
</office:document-meta>
</file>